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Component.doAction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ableComponent.enableComponents( JMeterTreeNode [ ] nodes , boolean e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ableComponen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